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07-10T14:54:59</meta:creation-date>
    <dc:date>2014-07-10T14:56:04</dc:date>
    <dc:creator>ms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3.6$Linux_X86_64 LibreOffice_project/e183d5b-f8ccaf6-3804794-95b4be8-895629</meta:generator>
  </office:meta>
</office:document-meta>
</file>